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2.37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002cm" fo:min-width="2.36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101cm" fo:min-width="2.369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66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44cm"/>
    </style:style>
    <style:style style:name="gr9" style:family="graphic" style:parent-style-name="standard">
      <style:graphic-properties draw:stroke="none" svg:stroke-color="#000000" draw:fill="none" draw:fill-color="#ffffff" fo:min-height="0.716cm"/>
    </style:style>
    <style:style style:name="gr10" style:family="graphic" style:parent-style-name="text">
      <style:graphic-properties draw:stroke="none" svg:stroke-color="#000000" draw:fill="none" draw:fill-color="#ffffff" fo:min-height="1.407cm"/>
    </style:style>
    <style:style style:name="gr11" style:family="graphic" style:parent-style-name="text">
      <style:graphic-properties draw:stroke="none" svg:stroke-color="#000000" draw:fill="none" draw:fill-color="#ffffff" fo:min-height="2.155cm"/>
    </style:style>
    <style:style style:name="gr12" style:family="graphic" style:parent-style-name="text">
      <style:graphic-properties draw:stroke="none" svg:stroke-color="#000000" draw:fill="none" draw:fill-color="#ffffff" fo:min-height="1.4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9cm" svg:height="3.166cm" svg:x="6.837cm" svg:y="0.16cm"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837cm" svg:y1="1.051cm" svg:x2="10.016cm" svg:y2="1.051cm">
          <text:p/>
        </draw:line>
        <draw:custom-shape draw:style-name="gr3" draw:text-style-name="P2" draw:layer="layout" svg:width="3.179cm" svg:height="3.562cm" svg:x="1.175cm" svg:y="5.207cm">
          <text:p text:style-name="P1"/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175cm" svg:y1="6.097cm" svg:x2="4.354cm" svg:y2="6.097cm">
          <text:p/>
        </draw:line>
        <draw:custom-shape draw:style-name="gr4" draw:text-style-name="P2" draw:layer="layout" svg:width="3.179cm" svg:height="3.661cm" svg:x="12.499cm" svg:y="5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499cm" svg:y1="6.097cm" svg:x2="15.678cm" svg:y2="6.097cm">
          <text:p/>
        </draw:line>
        <draw:frame draw:style-name="gr5" draw:text-style-name="P4" draw:layer="layout" svg:width="2.484cm" svg:height="0.962cm" svg:x="1.506cm" svg:y="5.24cm">
          <draw:text-box>
            <text:p>SHOW</text:p>
          </draw:text-box>
        </draw:frame>
        <draw:frame draw:style-name="gr5" draw:text-style-name="P4" draw:layer="layout" svg:width="2.483cm" svg:height="0.962cm" svg:x="7.433cm" svg:y="0.198cm">
          <draw:text-box>
            <text:p>IDLE</text:p>
          </draw:text-box>
        </draw:frame>
        <draw:frame draw:style-name="gr6" draw:text-style-name="P4" draw:layer="layout" svg:width="2.781cm" svg:height="0.962cm" svg:x="12.874cm" svg:y="5.242cm">
          <draw:text-box>
            <text:p>GAME</text:p>
          </draw:text-box>
        </draw:frame>
        <draw:line draw:style-name="gr7" draw:text-style-name="P3" draw:layer="layout" svg:x1="2.813cm" svg:y1="1.941cm" svg:x2="2.813cm" svg:y2="5.206cm">
          <text:p/>
        </draw:line>
        <draw:line draw:style-name="gr2" draw:text-style-name="P3" draw:layer="layout" svg:x1="6.837cm" svg:y1="1.941cm" svg:x2="2.812cm" svg:y2="1.952cm">
          <text:p/>
        </draw:line>
        <draw:frame draw:style-name="gr5" draw:text-style-name="P4" draw:layer="layout" svg:width="1.987cm" svg:height="0.962cm" svg:x="3.658cm" svg:y="1.051cm">
          <draw:text-box>
            <text:p>start</text:p>
          </draw:text-box>
        </draw:frame>
        <draw:line draw:style-name="gr7" draw:text-style-name="P3" draw:layer="layout" svg:x1="13.868cm" svg:y1="2.494cm" svg:x2="10.006cm" svg:y2="2.5cm">
          <text:p/>
        </draw:line>
        <draw:line draw:style-name="gr2" draw:text-style-name="P3" draw:layer="layout" svg:x1="13.872cm" svg:y1="5.208cm" svg:x2="13.867cm" svg:y2="2.493cm">
          <text:p/>
        </draw:line>
        <draw:frame draw:style-name="gr8" draw:text-style-name="P4" draw:layer="layout" svg:width="3.548cm" svg:height="0.994cm" svg:x="10.396cm" svg:y="2.487cm">
          <draw:text-box>
            <text:p>game over </text:p>
          </draw:text-box>
        </draw:frame>
        <draw:line draw:style-name="gr7" draw:text-style-name="P3" draw:layer="layout" svg:x1="2.75cm" svg:y1="9.847cm" svg:x2="2.754cm" svg:y2="8.774cm">
          <text:p/>
        </draw:line>
        <draw:line draw:style-name="gr2" draw:text-style-name="P3" draw:layer="layout" svg:x1="14.055cm" svg:y1="8.866cm" svg:x2="14.058cm" svg:y2="9.864cm">
          <text:p/>
        </draw:line>
        <draw:line draw:style-name="gr2" draw:text-style-name="P3" draw:layer="layout" svg:x1="14.062cm" svg:y1="9.862cm" svg:x2="2.747cm" svg:y2="9.858cm">
          <text:p/>
        </draw:line>
        <draw:frame draw:style-name="gr9" draw:text-style-name="P4" draw:layer="layout" svg:width="4.964cm" svg:height="0.966cm" svg:x="6.111cm" svg:y="8.785cm">
          <draw:text-box>
            <text:p>hits = level + 3</text:p>
          </draw:text-box>
        </draw:frame>
        <draw:frame draw:style-name="gr10" draw:text-style-name="P4" draw:layer="layout" svg:width="3.477cm" svg:height="1.675cm" svg:x="1.05cm" svg:y="6.614cm">
          <draw:text-box>
            <text:p><text:span text:style-name="T2">- </text:span><text:span text:style-name="T3">Generate new level</text:span></text:p>
            <text:p><text:span text:style-name="T3">- Show led’s</text:span></text:p>
            <text:p><text:span text:style-name="T3">- Increment speed of the led’s</text:span></text:p>
          </draw:text-box>
        </draw:frame>
        <draw:frame draw:style-name="gr11" draw:text-style-name="P4" draw:layer="layout" svg:width="3.477cm" svg:height="2.405cm" svg:x="12.473cm" svg:y="6.499cm">
          <draw:text-box>
            <text:p><text:span text:style-name="T3">- Show level</text:span></text:p>
            <text:p><text:span text:style-name="T3">- Show scores</text:span></text:p>
            <text:p><text:span text:style-name="T3">- Check buttons pressed</text:span></text:p>
            <text:p><text:span text:style-name="T3"/></text:p>
          </draw:text-box>
        </draw:frame>
        <draw:frame draw:style-name="gr12" draw:text-style-name="P4" draw:layer="layout" svg:width="3.477cm" svg:height="2.387cm" svg:x="6.827cm" svg:y="1.18cm">
          <draw:text-box>
            <text:p><text:span text:style-name="T3">- </text:span><text:span text:style-name="T3">Re</text:span><text:span text:style-name="T3">set </text:span><text:span text:style-name="T3">lev</text:span><text:span text:style-name="T3">el</text:span></text:p>
            <text:p><text:span text:style-name="T3">- </text:span><text:span text:style-name="T3">Re</text:span><text:span text:style-name="T3">set </text:span><text:span text:style-name="T3">sco</text:span><text:span text:style-name="T3">res</text:span></text:p>
            <text:p><text:span text:style-name="T3">- </text:span><text:span text:style-name="T3">Wai</text:span><text:span text:style-name="T3">t </text:span><text:span text:style-name="T3">star</text:span><text:span text:style-name="T3">t </text:span><text:span text:style-name="T3">butt</text:span><text:span text:style-name="T3">on</text:span></text:p>
            <text:p><text:span text:style-name="T3">- </text:span><text:span text:style-name="T3">Ge</text:span><text:span text:style-name="T3">ner</text:span><text:span text:style-name="T3">ate </text:span><text:span text:style-name="T3">ne</text:span><text:span text:style-name="T3">w </text:span><text:span text:style-name="T3">ran</text:span><text:span text:style-name="T3">do</text:span><text:span text:style-name="T3">m </text:span><text:span text:style-name="T3">seq</text:span><text:span text:style-name="T3">uen</text:span><text:span text:style-name="T3">ce</text:span></text:p>
            <text:p><text:span text:style-name="T3"/></text:p>
          </draw:text-box>
        </draw:frame>
        <draw:line draw:style-name="gr7" draw:text-style-name="P3" draw:layer="layout" svg:x1="4.353cm" svg:y1="7.243cm" svg:x2="12.515cm" svg:y2="7.249cm">
          <text:p/>
        </draw:line>
        <draw:frame draw:style-name="gr9" draw:text-style-name="P4" draw:layer="layout" svg:width="4.964cm" svg:height="0.966cm" svg:x="6.531cm" svg:y="6.293cm">
          <draw:text-box>
            <text:p>next level</text:p>
          </draw:text-box>
        </draw:frame>
        <draw:line draw:style-name="gr7" draw:text-style-name="P3" draw:layer="layout" svg:x1="14.408cm" svg:y1="1.33cm" svg:x2="10.02cm" svg:y2="1.345cm">
          <text:p/>
        </draw:line>
        <draw:line draw:style-name="gr2" draw:text-style-name="P3" draw:layer="layout" svg:x1="14.423cm" svg:y1="5.193cm" svg:x2="14.412cm" svg:y2="1.33cm">
          <text:p/>
        </draw:line>
        <draw:frame draw:style-name="gr8" draw:text-style-name="P4" draw:layer="layout" svg:width="1.891cm" svg:height="0.994cm" svg:x="11.402cm" svg:y="1.249cm">
          <draw:text-box>
            <text:p>win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01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20-01-28T11:34:47.380727381</dc:date>
    <meta:editing-duration>PT4H28M37S</meta:editing-duration>
    <meta:editing-cycles>46</meta:editing-cycles>
    <meta:generator>LibreOffice/6.0.7.3$Linux_X86_64 LibreOffice_project/00m0$Build-3</meta:generator>
    <meta:document-statistic meta:object-count="27"/>
  </office:meta>
</office:document-meta>
</file>